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b09216000" style:family="table" style:master-page-name="ta-mp-0x7fcb09216000">
      <style:table-properties table:display="true" style:writing-mode="lr-tb"/>
    </style:style>
    <style:style style:name="ta-0x7fcb092161f0" style:family="table" style:master-page-name="ta-mp-0x7fcb092161f0">
      <style:table-properties table:display="true" style:writing-mode="lr-tb"/>
    </style:style>
    <style:style style:name="ta-0x7fcb092163e0" style:family="table" style:master-page-name="ta-mp-0x7fcb092163e0">
      <style:table-properties table:display="true" style:writing-mode="lr-tb"/>
    </style:style>
    <style:style style:name="ta-0x7fcb092165d0" style:family="table" style:master-page-name="ta-mp-0x7fcb092165d0">
      <style:table-properties table:display="true" style:writing-mode="lr-tb"/>
    </style:style>
    <style:style style:name="ta-0x7fcb092167c0" style:family="table" style:master-page-name="ta-mp-0x7fcb092167c0">
      <style:table-properties table:display="true" style:writing-mode="lr-tb"/>
    </style:style>
    <style:style style:name="ta-0x7fcb092169b0" style:family="table" style:master-page-name="ta-mp-0x7fcb09216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b0929a27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a39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a4c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a5e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a71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929a8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a1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27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929ab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8ff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84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a96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27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929ac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ae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3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ae0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afb0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45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aa8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6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ac3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0d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b57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a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80e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8a2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7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27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bb4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f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4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c6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10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5a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b8f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7f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bd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23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c6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b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949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8e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9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27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cc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1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5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dc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260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70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ca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9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cee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38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d8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cc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7e9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74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a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27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dd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e2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e7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f18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e3b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e85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dba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6e0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e0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f0ce4e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0f0ce9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1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890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9858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6f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09227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1c8072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7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b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3d0" style:family="table-cell" style:data-style-name="ND.0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870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d1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05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f6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1c8074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cb1c8079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b1c807e3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70.25pt" style:use-optimal-column-width="fals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80.2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304.75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cb0929f00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b0929ec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b092a4e1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cb092a983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cb09216000" table:print="false">
        <office:forms form:automatic-focus="false" form:apply-design-mode="false">
          <form:form/>
        </office:forms>
        <table:table-column table:default-cell-style-name="ACE-0x7fcb0929a148" table:style-name="ACOL-1"/>
        <table:table-column table:style-name="ACOL-0" table:number-columns-repeated="127"/>
        <table:table-row table:style-name="AROW-0">
          <table:table-cell table:style-name="ACE-0x7fcb0929a27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cb0929a398" table:content-validation-name="VAL-0x7fcb0929f00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cb0929a4c0" table:content-validation-name="VAL-0x7fcb0929ec5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cb0929a5e8" table:content-validation-name="VAL-0x7fcb092a4e10" office:value-type="string">
            <text:p>VerifyAdvanceSearchByPeriod</text:p>
          </table:table-cell>
          <table:table-cell table:number-columns-repeated="127" table:style-name="Gnumeric-default"/>
        </table:table-row>
        <table:table-row table:style-name="AROW-0">
          <table:table-cell table:style-name="ACE-0x7fcb0929a71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cb0929a838" table:content-validation-name="VAL-0x7fcb092a983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cb092161f0" table:print="false">
        <office:forms form:automatic-focus="false" form:apply-design-mode="false">
          <form:form/>
        </office:forms>
        <table:table-column table:default-cell-style-name="ACE-0x7fcb0929a960" table:style-name="ACOL-3"/>
        <table:table-column table:default-cell-style-name="ACE-0x7fcb0929a960" table:style-name="ACOL-4"/>
        <table:table-column table:default-cell-style-name="ACE-0x7fcb0929a960" table:style-name="ACOL-5"/>
        <table:table-column table:default-cell-style-name="ACE-0x7fcb0929aa88" table:style-name="ACOL-6"/>
        <table:table-column table:default-cell-style-name="ACE-0x7fcb0929aa88" table:style-name="ACOL-7"/>
        <table:table-column table:default-cell-style-name="ACE-0x7fcb0929a960" table:style-name="ACOL-8"/>
        <table:table-column table:default-cell-style-name="ACE-0x7fcb0929a960" table:style-name="ACOL-9"/>
        <table:table-column table:default-cell-style-name="ACE-0x7fcb0929a960" table:style-name="ACOL-10"/>
        <table:table-column table:default-cell-style-name="ACE-0x7fcb09227140" table:style-name="ACOL-0" table:number-columns-repeated="120"/>
        <table:table-row table:style-name="AROW-0">
          <table:table-cell table:style-name="ACE-0x7fcb0929abb0" office:value-type="string">
            <text:p>User Name</text:p>
          </table:table-cell>
          <table:table-cell table:style-name="ACE-0x7fcb0929acd8" office:value-type="string">
            <text:p>Password</text:p>
          </table:table-cell>
          <table:table-cell table:style-name="ACE-0x7fcb0929acd8" office:value-type="string">
            <text:p>SearchTextName</text:p>
          </table:table-cell>
          <table:table-cell table:style-name="ACE-0x7fcb0929ae00" office:value-type="string">
            <text:p>From Date</text:p>
          </table:table-cell>
          <table:table-cell table:style-name="ACE-0x7fcb0929ae00" office:value-type="string">
            <text:p>To Date</text:p>
          </table:table-cell>
          <table:table-cell table:style-name="ACE-0x7fcb0f0cac38" office:value-type="string">
            <text:p>Period</text:p>
          </table:table-cell>
          <table:table-cell table:number-columns-repeated="2" table:style-name="ACE-0x7fcb0929a960"/>
          <table:table-cell table:number-columns-repeated="120" table:style-name="ACE-0x7fcb09227140"/>
        </table:table-row>
        <table:table-row table:style-name="AROW-0">
          <table:table-cell table:style-name="ACE-0x7fcb09298ff0" office:value-type="string">
            <text:p>testshopclue@sc.com</text:p>
          </table:table-cell>
          <table:table-cell table:style-name="ACE-0x7fcb0f0cae88" office:value-type="float" office:value="123456">
            <text:p>123456</text:p>
          </table:table-cell>
          <table:table-cell table:style-name="ACE-0x7fcb0f0cae88" office:value-type="string">
            <text:p>Shirt</text:p>
          </table:table-cell>
          <table:table-cell table:style-name="ACE-0x7fcb0f0cafb0" office:value-type="string">
            <text:p>20/03/2015</text:p>
          </table:table-cell>
          <table:table-cell table:style-name="ACE-0x7fcb0f0cafb0" office:value-type="string">
            <text:p>31/03/2015</text:p>
          </table:table-cell>
          <table:table-cell table:style-name="ACE-0x7fcb0f0cb0d8" office:value-type="string">
            <text:p>Custom</text:p>
          </table:table-cell>
          <table:table-cell table:number-columns-repeated="2" table:style-name="ACE-0x7fcb0929a960"/>
          <table:table-cell table:number-columns-repeated="120" table:style-name="ACE-0x7fcb09227140"/>
        </table:table-row>
        <table:table-row table:style-name="AROW-0">
          <table:table-cell table:style-name="ACE-0x7fcb09298460" office:value-type="string">
            <text:p>testshopclue@sc.com</text:p>
          </table:table-cell>
          <table:table-cell table:style-name="ACE-0x7fcb0f0cb328" office:value-type="float" office:value="123456">
            <text:p>123456</text:p>
          </table:table-cell>
          <table:table-cell table:style-name="ACE-0x7fcb0f0cb328"/>
          <table:table-cell table:number-columns-repeated="2" table:style-name="ACE-0x7fcb0f0cb450"/>
          <table:table-cell table:style-name="ACE-0x7fcb0f0cb578"/>
          <table:table-cell table:number-columns-repeated="2" table:style-name="ACE-0x7fcb0929a960"/>
          <table:table-cell table:number-columns-repeated="120" table:style-name="ACE-0x7fcb09227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3" table:style-name="ACE-0x7fcb09227140"/>
          <table:table-cell table:number-columns-repeated="2" table:style-name="ACE-0x7fcb0f0cb6a0"/>
          <table:table-cell table:number-columns-repeated="123" table:style-name="ACE-0x7fcb09227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cb092163e0" table:print="false">
        <office:forms form:automatic-focus="false" form:apply-design-mode="false">
          <form:form/>
        </office:forms>
        <table:table-column table:default-cell-style-name="ACE-0x7fcb0f0cb7c8" table:style-name="ACOL-3"/>
        <table:table-column table:default-cell-style-name="ACE-0x7fcb0f0cb7c8" table:style-name="ACOL-4"/>
        <table:table-column table:default-cell-style-name="ACE-0x7fcb0f0cb7c8" table:style-name="ACOL-5"/>
        <table:table-column table:default-cell-style-name="ACE-0x7fcb0f0cb8f0" table:style-name="ACOL-6"/>
        <table:table-column table:default-cell-style-name="ACE-0x7fcb0f0cb8f0" table:style-name="ACOL-7"/>
        <table:table-column table:default-cell-style-name="ACE-0x7fcb0f0cb7c8" table:style-name="ACOL-8"/>
        <table:table-column table:default-cell-style-name="ACE-0x7fcb0f0cb7c8" table:style-name="ACOL-9"/>
        <table:table-column table:default-cell-style-name="ACE-0x7fcb0f0cb7c8" table:style-name="ACOL-10"/>
        <table:table-column table:default-cell-style-name="ACE-0x7fcb09227268" table:style-name="ACOL-0" table:number-columns-repeated="120"/>
        <table:table-row table:style-name="AROW-0">
          <table:table-cell table:style-name="ACE-0x7fcb0f0cba18" office:value-type="string">
            <text:p>User Name</text:p>
          </table:table-cell>
          <table:table-cell table:style-name="ACE-0x7fcb0f0cbb40" office:value-type="string">
            <text:p>Password</text:p>
          </table:table-cell>
          <table:table-cell table:style-name="ACE-0x7fcb0f0cbb40" office:value-type="string">
            <text:p>SearchTextName</text:p>
          </table:table-cell>
          <table:table-cell table:style-name="ACE-0x7fcb0f0cbc68" office:value-type="string">
            <text:p>From Date</text:p>
          </table:table-cell>
          <table:table-cell table:style-name="ACE-0x7fcb0f0cbc68" office:value-type="string">
            <text:p>To Date</text:p>
          </table:table-cell>
          <table:table-cell table:style-name="ACE-0x7fcb0f0cbd90" office:value-type="string">
            <text:p>Period</text:p>
          </table:table-cell>
          <table:table-cell table:number-columns-repeated="2" table:style-name="ACE-0x7fcb0f0cb7c8"/>
          <table:table-cell table:number-columns-repeated="120" table:style-name="ACE-0x7fcb09227268"/>
        </table:table-row>
        <table:table-row table:style-name="AROW-0">
          <table:table-cell table:style-name="ACE-0x7fcb092980e8" office:value-type="string">
            <text:p>testshopclue@sc.com</text:p>
          </table:table-cell>
          <table:table-cell table:style-name="ACE-0x7fcb0f0cbfe0" office:value-type="float" office:value="123456">
            <text:p>123456</text:p>
          </table:table-cell>
          <table:table-cell table:style-name="ACE-0x7fcb0f0cbfe0" office:value-type="string">
            <text:p>Shirt</text:p>
          </table:table-cell>
          <table:table-cell table:style-name="ACE-0x7fcb0f0cc108" office:value-type="string">
            <text:p>20/03/2015</text:p>
          </table:table-cell>
          <table:table-cell table:style-name="ACE-0x7fcb0f0cc108" office:value-type="string">
            <text:p>31/03/2015</text:p>
          </table:table-cell>
          <table:table-cell table:style-name="ACE-0x7fcb0f0cc230" office:value-type="string">
            <text:p>Custom</text:p>
          </table:table-cell>
          <table:table-cell table:number-columns-repeated="2" table:style-name="ACE-0x7fcb0f0cb7c8"/>
          <table:table-cell table:number-columns-repeated="120" table:style-name="ACE-0x7fcb09227268"/>
        </table:table-row>
        <table:table-row table:style-name="AROW-0">
          <table:table-cell table:style-name="ACE-0x7fcb09298a28" office:value-type="string">
            <text:p>testshopclue@sc.com</text:p>
          </table:table-cell>
          <table:table-cell table:style-name="ACE-0x7fcb0f0cc480" office:value-type="float" office:value="123456">
            <text:p>123456</text:p>
          </table:table-cell>
          <table:table-cell table:style-name="ACE-0x7fcb0f0cc480"/>
          <table:table-cell table:number-columns-repeated="2" table:style-name="ACE-0x7fcb0f0cc5a8"/>
          <table:table-cell table:style-name="ACE-0x7fcb0f0cc6d0"/>
          <table:table-cell table:number-columns-repeated="2" table:style-name="ACE-0x7fcb0f0cb7c8"/>
          <table:table-cell table:number-columns-repeated="120" table:style-name="ACE-0x7fcb0922726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3" table:style-name="ACE-0x7fcb09227268"/>
          <table:table-cell table:number-columns-repeated="2" table:style-name="ACE-0x7fcb0f0cc7f8"/>
          <table:table-cell table:number-columns-repeated="123" table:style-name="ACE-0x7fcb09227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cb092165d0" table:print="false">
        <office:forms form:automatic-focus="false" form:apply-design-mode="false">
          <form:form/>
        </office:forms>
        <table:table-column table:default-cell-style-name="ACE-0x7fcb0f0cc920" table:style-name="ACOL-3"/>
        <table:table-column table:default-cell-style-name="ACE-0x7fcb0f0cc920" table:style-name="ACOL-4"/>
        <table:table-column table:default-cell-style-name="ACE-0x7fcb0f0cc920" table:style-name="ACOL-5"/>
        <table:table-column table:default-cell-style-name="ACE-0x7fcb0f0cca48" table:style-name="ACOL-6"/>
        <table:table-column table:default-cell-style-name="ACE-0x7fcb0f0cca48" table:style-name="ACOL-7"/>
        <table:table-column table:default-cell-style-name="ACE-0x7fcb0f0cc920" table:style-name="ACOL-8"/>
        <table:table-column table:default-cell-style-name="ACE-0x7fcb0f0cc920" table:style-name="ACOL-9"/>
        <table:table-column table:default-cell-style-name="ACE-0x7fcb0f0cc920" table:style-name="ACOL-10"/>
        <table:table-column table:default-cell-style-name="ACE-0x7fcb09227390" table:style-name="ACOL-0" table:number-columns-repeated="120"/>
        <table:table-row table:style-name="AROW-0">
          <table:table-cell table:style-name="ACE-0x7fcb0f0ccb70" office:value-type="string">
            <text:p>User Name</text:p>
          </table:table-cell>
          <table:table-cell table:style-name="ACE-0x7fcb0f0ccc98" office:value-type="string">
            <text:p>Password</text:p>
          </table:table-cell>
          <table:table-cell table:style-name="ACE-0x7fcb0f0ccc98" office:value-type="string">
            <text:p>SearchTextName</text:p>
          </table:table-cell>
          <table:table-cell table:style-name="ACE-0x7fcb0f0ccdc0" office:value-type="string">
            <text:p>From Date</text:p>
          </table:table-cell>
          <table:table-cell table:style-name="ACE-0x7fcb0f0ccdc0" office:value-type="string">
            <text:p>To Date</text:p>
          </table:table-cell>
          <table:table-cell table:style-name="ACE-0x7fcb0f0ccee8" office:value-type="string">
            <text:p>Period</text:p>
          </table:table-cell>
          <table:table-cell table:number-columns-repeated="2" table:style-name="ACE-0x7fcb0f0cc920"/>
          <table:table-cell table:number-columns-repeated="120" table:style-name="ACE-0x7fcb09227390"/>
        </table:table-row>
        <table:table-row table:style-name="AROW-0">
          <table:table-cell table:style-name="ACE-0x7fcb09299490" office:value-type="string">
            <text:p>testshopclue@sc.com</text:p>
          </table:table-cell>
          <table:table-cell table:style-name="ACE-0x7fcb0f0cd138" office:value-type="float" office:value="123456">
            <text:p>123456</text:p>
          </table:table-cell>
          <table:table-cell table:style-name="ACE-0x7fcb0f0cd138" office:value-type="string">
            <text:p>Shirt</text:p>
          </table:table-cell>
          <table:table-cell table:style-name="ACE-0x7fcb0f0cd260" office:value-type="string">
            <text:p>20/03/2015</text:p>
          </table:table-cell>
          <table:table-cell table:style-name="ACE-0x7fcb0f0cd260" office:value-type="string">
            <text:p>31/03/2015</text:p>
          </table:table-cell>
          <table:table-cell table:style-name="ACE-0x7fcb0f0cd388" office:value-type="string">
            <text:p>Custom</text:p>
          </table:table-cell>
          <table:table-cell table:number-columns-repeated="2" table:style-name="ACE-0x7fcb0f0cc920"/>
          <table:table-cell table:number-columns-repeated="120" table:style-name="ACE-0x7fcb09227390"/>
        </table:table-row>
        <table:table-row table:style-name="AROW-0">
          <table:table-cell table:style-name="ACE-0x7fcb09298ec8" office:value-type="string">
            <text:p>testshopclue@sc.com</text:p>
          </table:table-cell>
          <table:table-cell table:style-name="ACE-0x7fcb0f0cd5d8" office:value-type="float" office:value="123456">
            <text:p>123456</text:p>
          </table:table-cell>
          <table:table-cell table:style-name="ACE-0x7fcb0f0cd5d8"/>
          <table:table-cell table:number-columns-repeated="2" table:style-name="ACE-0x7fcb0f0cd700"/>
          <table:table-cell table:style-name="ACE-0x7fcb0f0cd828"/>
          <table:table-cell table:number-columns-repeated="2" table:style-name="ACE-0x7fcb0f0cc920"/>
          <table:table-cell table:number-columns-repeated="120" table:style-name="ACE-0x7fcb0922739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3" table:style-name="ACE-0x7fcb09227390"/>
          <table:table-cell table:number-columns-repeated="2" table:style-name="ACE-0x7fcb0f0cd950"/>
          <table:table-cell table:number-columns-repeated="123" table:style-name="ACE-0x7fcb09227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cb092167c0" table:print="false">
        <office:forms form:automatic-focus="false" form:apply-design-mode="false">
          <form:form/>
        </office:forms>
        <table:table-column table:default-cell-style-name="ACE-0x7fcb0f0cda78" table:style-name="ACOL-3"/>
        <table:table-column table:default-cell-style-name="ACE-0x7fcb0f0cda78" table:style-name="ACOL-4"/>
        <table:table-column table:default-cell-style-name="ACE-0x7fcb0f0cda78" table:style-name="ACOL-5"/>
        <table:table-column table:default-cell-style-name="ACE-0x7fcb0f0cdba0" table:style-name="ACOL-6"/>
        <table:table-column table:default-cell-style-name="ACE-0x7fcb0f0cdba0" table:style-name="ACOL-7"/>
        <table:table-column table:default-cell-style-name="ACE-0x7fcb0f0cda78" table:style-name="ACOL-8"/>
        <table:table-column table:default-cell-style-name="ACE-0x7fcb0f0cda78" table:style-name="ACOL-9"/>
        <table:table-column table:default-cell-style-name="ACE-0x7fcb0f0cda78" table:style-name="ACOL-10"/>
        <table:table-column table:default-cell-style-name="ACE-0x7fcb092274b8" table:style-name="ACOL-0" table:number-columns-repeated="120"/>
        <table:table-row table:style-name="AROW-0">
          <table:table-cell table:style-name="ACE-0x7fcb0f0cdcc8" office:value-type="string">
            <text:p>User Name</text:p>
          </table:table-cell>
          <table:table-cell table:style-name="ACE-0x7fcb0f0cddf0" office:value-type="string">
            <text:p>Password</text:p>
          </table:table-cell>
          <table:table-cell table:style-name="ACE-0x7fcb0f0cddf0" office:value-type="string">
            <text:p>SearchTextName</text:p>
          </table:table-cell>
          <table:table-cell table:style-name="ACE-0x7fcb0f0cdf18" office:value-type="string">
            <text:p>From Date</text:p>
          </table:table-cell>
          <table:table-cell table:style-name="ACE-0x7fcb0f0cdf18" office:value-type="string">
            <text:p>To Date</text:p>
          </table:table-cell>
          <table:table-cell table:style-name="ACE-0x7fcb0f0ce040" office:value-type="string">
            <text:p>Period</text:p>
          </table:table-cell>
          <table:table-cell table:number-columns-repeated="2" table:style-name="ACE-0x7fcb0f0cda78"/>
          <table:table-cell table:number-columns-repeated="120" table:style-name="ACE-0x7fcb092274b8"/>
        </table:table-row>
        <table:table-row table:style-name="AROW-0">
          <table:table-cell table:style-name="ACE-0x7fcb09297e98" office:value-type="string">
            <text:p>testshopclue@sc.com</text:p>
          </table:table-cell>
          <table:table-cell table:style-name="ACE-0x7fcb0f0ce290" office:value-type="float" office:value="123456">
            <text:p>123456</text:p>
          </table:table-cell>
          <table:table-cell table:style-name="ACE-0x7fcb0f0ce290" office:value-type="string">
            <text:p>Shirt</text:p>
          </table:table-cell>
          <table:table-cell table:style-name="ACE-0x7fcb0f0ce3b8" office:value-type="string">
            <text:p>20/03/2015</text:p>
          </table:table-cell>
          <table:table-cell table:style-name="ACE-0x7fcb0f0ce3b8" office:value-type="string">
            <text:p>31/03/2015</text:p>
          </table:table-cell>
          <table:table-cell table:style-name="ACE-0x7fcb0f0ce4e0" office:value-type="string">
            <text:p>Custom</text:p>
          </table:table-cell>
          <table:table-cell table:number-columns-repeated="2" table:style-name="ACE-0x7fcb0f0cda78"/>
          <table:table-cell table:number-columns-repeated="120" table:style-name="ACE-0x7fcb092274b8"/>
        </table:table-row>
        <table:table-row table:style-name="AROW-0">
          <table:table-cell table:style-name="ACE-0x7fcb09297430" office:value-type="string">
            <text:p>testshopclue@sc.com</text:p>
          </table:table-cell>
          <table:table-cell table:style-name="ACE-0x7fcb0f0ce730" office:value-type="float" office:value="123456">
            <text:p>123456</text:p>
          </table:table-cell>
          <table:table-cell table:style-name="ACE-0x7fcb0f0ce730"/>
          <table:table-cell table:number-columns-repeated="2" table:style-name="ACE-0x7fcb0f0ce858"/>
          <table:table-cell table:style-name="ACE-0x7fcb0f0ce980"/>
          <table:table-cell table:number-columns-repeated="2" table:style-name="ACE-0x7fcb0f0cda78"/>
          <table:table-cell table:number-columns-repeated="120" table:style-name="ACE-0x7fcb092274b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3" table:style-name="ACE-0x7fcb092274b8"/>
          <table:table-cell table:number-columns-repeated="2" table:style-name="ACE-0x7fcb1c806e08"/>
          <table:table-cell table:number-columns-repeated="123" table:style-name="ACE-0x7fcb09227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cb092169b0" table:print="false">
        <office:forms form:automatic-focus="false" form:apply-design-mode="false">
          <form:form/>
        </office:forms>
        <table:table-column table:default-cell-style-name="ACE-0x7fcb1c806f30" table:style-name="ACOL-3"/>
        <table:table-column table:default-cell-style-name="ACE-0x7fcb1c806f30" table:style-name="ACOL-4"/>
        <table:table-column table:default-cell-style-name="ACE-0x7fcb1c806f30" table:style-name="ACOL-5"/>
        <table:table-column table:default-cell-style-name="ACE-0x7fcb1c807058" table:style-name="ACOL-6"/>
        <table:table-column table:default-cell-style-name="ACE-0x7fcb1c807058" table:style-name="ACOL-7"/>
        <table:table-column table:default-cell-style-name="ACE-0x7fcb1c806f30" table:style-name="ACOL-8"/>
        <table:table-column table:default-cell-style-name="ACE-0x7fcb1c806f30" table:style-name="ACOL-9"/>
        <table:table-column table:default-cell-style-name="ACE-0x7fcb1c806f30" table:style-name="ACOL-10"/>
        <table:table-column table:default-cell-style-name="ACE-0x7fcb092275e0" table:style-name="ACOL-0" table:number-columns-repeated="120"/>
        <table:table-row table:style-name="AROW-0">
          <table:table-cell table:style-name="ACE-0x7fcb1c807180" office:value-type="string">
            <text:p>User Name</text:p>
          </table:table-cell>
          <table:table-cell table:style-name="ACE-0x7fcb1c8072a8" office:value-type="string">
            <text:p>Password</text:p>
          </table:table-cell>
          <table:table-cell table:style-name="ACE-0x7fcb1c8072a8" office:value-type="string">
            <text:p>SearchTextName</text:p>
          </table:table-cell>
          <table:table-cell table:style-name="ACE-0x7fcb1c8073d0" office:value-type="string">
            <text:p>From Date</text:p>
          </table:table-cell>
          <table:table-cell table:style-name="ACE-0x7fcb1c8073d0" office:value-type="string">
            <text:p>To Date</text:p>
          </table:table-cell>
          <table:table-cell table:style-name="ACE-0x7fcb1c8074f8" office:value-type="string">
            <text:p>Period</text:p>
          </table:table-cell>
          <table:table-cell table:number-columns-repeated="2" table:style-name="ACE-0x7fcb1c806f30"/>
          <table:table-cell table:number-columns-repeated="120" table:style-name="ACE-0x7fcb092275e0"/>
        </table:table-row>
        <table:table-row table:style-name="AROW-0">
          <table:table-cell table:style-name="ACE-0x7fcb09298900" office:value-type="string">
            <text:p>testshopclue@sc.com</text:p>
          </table:table-cell>
          <table:table-cell table:style-name="ACE-0x7fcb1c807748" office:value-type="float" office:value="123456">
            <text:p>123456</text:p>
          </table:table-cell>
          <table:table-cell table:style-name="ACE-0x7fcb1c807748" office:value-type="string">
            <text:p>Shirt</text:p>
          </table:table-cell>
          <table:table-cell table:style-name="ACE-0x7fcb1c807870" office:value-type="string">
            <text:p>20/03/2015</text:p>
          </table:table-cell>
          <table:table-cell table:style-name="ACE-0x7fcb1c807870" office:value-type="string">
            <text:p>31/03/2015</text:p>
          </table:table-cell>
          <table:table-cell table:style-name="ACE-0x7fcb1c807998" office:value-type="string">
            <text:p>Custom</text:p>
          </table:table-cell>
          <table:table-cell table:number-columns-repeated="2" table:style-name="ACE-0x7fcb1c806f30"/>
          <table:table-cell table:number-columns-repeated="120" table:style-name="ACE-0x7fcb092275e0"/>
        </table:table-row>
        <table:table-row table:style-name="AROW-0">
          <table:table-cell table:style-name="ACE-0x7fcb09298588" office:value-type="string">
            <text:p>testshopclue@sc.com</text:p>
          </table:table-cell>
          <table:table-cell table:style-name="ACE-0x7fcb1c807be8" office:value-type="float" office:value="123456">
            <text:p>123456</text:p>
          </table:table-cell>
          <table:table-cell table:style-name="ACE-0x7fcb1c807be8"/>
          <table:table-cell table:number-columns-repeated="2" table:style-name="ACE-0x7fcb1c807d10"/>
          <table:table-cell table:style-name="ACE-0x7fcb1c807e38"/>
          <table:table-cell table:number-columns-repeated="2" table:style-name="ACE-0x7fcb1c806f30"/>
          <table:table-cell table:number-columns-repeated="120" table:style-name="ACE-0x7fcb092275e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3" table:style-name="ACE-0x7fcb092275e0"/>
          <table:table-cell table:number-columns-repeated="2" table:style-name="ACE-0x7fcb1c807f60"/>
          <table:table-cell table:number-columns-repeated="123" table:style-name="ACE-0x7fcb09227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cb091e1e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b0910f1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b092150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b091ab8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b0923d1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b091a48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cb09216000" style:display-name="TestCase" style:page-layout-name="pl-0x7fcb091e1e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b092161f0" style:display-name="AQA1_TestData" style:page-layout-name="pl-0x7fcb0910f1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b092163e0" style:display-name="AQA2_TestData" style:page-layout-name="pl-0x7fcb092150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b092165d0" style:display-name="AQA3_TestData" style:page-layout-name="pl-0x7fcb091ab8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b092167c0" style:display-name="AQA4_TestData" style:page-layout-name="pl-0x7fcb0923d1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b092169b0" style:display-name="AQA5_TestData" style:page-layout-name="pl-0x7fcb091a48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18:59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